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7ed2ed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2481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2482" svg:stroke-width="0.019cm" svg:stroke-color="#000000" draw:marker-start="" draw:marker-start-width="0.33cm" draw:marker-start-center="false" draw:marker-end="" draw:marker-end-width="0.33cm" draw:marker-end-center="false" draw:fill="solid" draw:fill-color="#01a6e0" draw:fill-hatch-solid="false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248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2484" svg:stroke-width="0.019cm" svg:stroke-color="#000000" draw:marker-start="" draw:marker-start-width="0.33cm" draw:marker-start-center="false" draw:marker-end="" draw:marker-end-width="0.33cm" draw:marker-end-center="false" draw:fill="solid" draw:fill-color="#01a6e0" draw:fill-hatch-solid="false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248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2486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2487" svg:stroke-width="0.019cm" svg:stroke-color="#000000" draw:marker-start="" draw:marker-start-width="0.33cm" draw:marker-start-center="false" draw:marker-end="" draw:marker-end-width="0.33cm" draw:marker-end-center="false" draw:fill="solid" draw:fill-color="#01a6e0" draw:fill-hatch-solid="false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248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2489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249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249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2492" svg:stroke-width="0.019cm" svg:stroke-color="#000000" draw:marker-start="" draw:marker-start-width="0.33cm" draw:marker-start-center="false" draw:marker-end="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249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2494" svg:stroke-width="0.019cm" svg:stroke-color="#000000" draw:marker-start="" draw:marker-start-width="0.33cm" draw:marker-start-center="false" draw:marker-end="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2495" svg:stroke-width="0.019cm" svg:stroke-color="#000000" draw:marker-start="" draw:marker-start-width="0.33cm" draw:marker-start-center="false" draw:marker-end="" draw:marker-end-width="0.33cm" draw:marker-end-center="false" draw:fill="solid" draw:fill-color="#01a6e0" draw:fill-hatch-solid="false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249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2497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249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2499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2500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2501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ed_20__28_var_29__20_2502" svg:stroke-width="0.019cm" svg:stroke-color="#000000" draw:marker-start="" draw:marker-start-width="0.33cm" draw:marker-start-center="false" draw:marker-end="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2503" svg:stroke-width="0.019cm" svg:stroke-color="#000000" draw:marker-start="" draw:marker-start-width="0.33cm" draw:marker-start-center="false" draw:marker-end="" draw:marker-end-width="0.33cm" draw:marker-end-center="false" draw:fill="solid" draw:fill-color="#01a6e0" draw:fill-hatch-solid="false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5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7ed2ed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ed_20__28_var_29__20_2504" svg:stroke-width="0.019cm" svg:stroke-color="#000000" draw:marker-start="" draw:marker-start-width="0.33cm" draw:marker-start-center="false" draw:marker-end="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ed_20__28_var_29__20_2505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ed_20__28_var_29__20_2506" svg:stroke-width="0.019cm" svg:stroke-color="#000000" draw:marker-start="" draw:marker-start-width="0.33cm" draw:marker-start-center="false" draw:marker-end="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9" style:family="graphic" style:parent-style-name="standard">
      <style:graphic-properties draw:stroke="solid" draw:stroke-dash="Dashed_20__28_var_29__20_2507" svg:stroke-width="0.019cm" svg:stroke-color="#000000" draw:marker-start="" draw:marker-start-width="0.33cm" draw:marker-start-center="false" draw:marker-end="" draw:marker-end-width="0.33cm" draw:marker-end-center="false" draw:fill="solid" draw:fill-color="#01a6e0" draw:fill-hatch-solid="false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0" style:family="graphic" style:parent-style-name="standard">
      <style:graphic-properties draw:stroke="solid" draw:stroke-dash="Dashed_20__28_var_29__20_2508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1" style:family="graphic" style:parent-style-name="standard">
      <style:graphic-properties draw:stroke="solid" draw:stroke-dash="Dashed_20__28_var_29__20_2509" svg:stroke-width="0.019cm" svg:stroke-color="#000000" draw:marker-start="" draw:marker-start-width="0.33cm" draw:marker-start-center="false" draw:marker-end="" draw:marker-end-width="0.33cm" draw:marker-end-center="false" draw:fill="none" draw:fill-color="#7ed2ed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7ed2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1a6e0" draw:fill-hatch-solid="false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b3b3b3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loext:graphic-properties draw:fill="none" draw:fill-color="#7ed2ed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198cm" svg:height="0.487cm" svg:x="10.551cm" svg:y="14.795cm" svg:viewBox="0 0 199 488" draw:points="0,0 196,4 199,292 0,488 0,478">
            <text:p/>
          </draw:polygon>
          <draw:polygon draw:style-name="gr1" draw:text-style-name="P1" draw:layer="layout" svg:width="0.201cm" svg:height="1.699cm" svg:x="11.548cm" svg:y="14.094cm" svg:viewBox="0 0 202 1700" draw:points="0,200 199,0 202,1504 3,1700 3,1690">
            <text:p/>
          </draw:polygon>
          <draw:rect draw:style-name="gr2" draw:text-style-name="P2" draw:layer="layout" svg:width="0.502cm" svg:height="0.505cm" svg:x="10.048cm" svg:y="14.293cm">
            <text:p/>
          </draw:rect>
          <draw:polygon draw:style-name="gr3" draw:text-style-name="P3" draw:layer="layout" svg:width="0.699cm" svg:height="0.198cm" svg:x="10.048cm" svg:y="14.094cm" svg:viewBox="0 0 700 199" draw:points="0,199 201,0 700,0 501,199">
            <text:p/>
          </draw:polygon>
          <draw:polygon draw:style-name="gr4" draw:text-style-name="P4" draw:layer="layout" svg:width="0.198cm" svg:height="0.699cm" svg:x="10.549cm" svg:y="14.094cm" svg:viewBox="0 0 199 700" draw:points="0,700 199,499 199,0 0,199">
            <text:p/>
          </draw:polygon>
          <draw:polygon draw:style-name="gr5" draw:text-style-name="P3" draw:layer="layout" svg:width="0.699cm" svg:height="0.198cm" svg:x="10.549cm" svg:y="14.094cm" svg:viewBox="0 0 700 199" draw:points="0,199 199,0 700,0 499,199">
            <text:p/>
          </draw:polygon>
          <draw:polygon draw:style-name="gr6" draw:text-style-name="P4" draw:layer="layout" svg:width="0.2cm" svg:height="0.699cm" svg:x="11.048cm" svg:y="14.094cm" svg:viewBox="0 0 201 700" draw:points="0,700 201,499 201,0 0,199">
            <text:p/>
          </draw:polygon>
          <draw:rect draw:style-name="gr7" draw:text-style-name="P2" draw:layer="layout" svg:width="0.502cm" svg:height="0.505cm" svg:x="11.048cm" svg:y="14.293cm">
            <text:p/>
          </draw:rect>
          <draw:polygon draw:style-name="gr8" draw:text-style-name="P3" draw:layer="layout" svg:width="0.699cm" svg:height="0.198cm" svg:x="11.048cm" svg:y="14.094cm" svg:viewBox="0 0 700 199" draw:points="0,199 201,0 700,0 501,199">
            <text:p/>
          </draw:polygon>
          <draw:polygon draw:style-name="gr9" draw:text-style-name="P4" draw:layer="layout" svg:width="0.198cm" svg:height="0.699cm" svg:x="11.549cm" svg:y="14.094cm" svg:viewBox="0 0 199 700" draw:points="0,700 199,499 199,0 0,199">
            <text:p/>
          </draw:polygon>
          <draw:rect draw:style-name="gr10" draw:text-style-name="P2" draw:layer="layout" svg:width="0.502cm" svg:height="0.503cm" svg:x="10.048cm" svg:y="14.794cm">
            <text:p/>
          </draw:rect>
          <draw:polygon draw:style-name="gr11" draw:text-style-name="P4" draw:layer="layout" svg:width="0.198cm" svg:height="0.699cm" svg:x="10.549cm" svg:y="14.59cm" svg:viewBox="0 0 199 700" draw:points="0,700 199,501 199,0 0,201">
            <text:p/>
          </draw:polygon>
          <draw:polygon draw:style-name="gr12" draw:text-style-name="P4" draw:layer="layout" svg:width="0.198cm" svg:height="0.699cm" svg:x="11.549cm" svg:y="14.59cm" svg:viewBox="0 0 199 700" draw:points="0,700 199,501 199,0 0,201">
            <text:p/>
          </draw:polygon>
          <draw:rect draw:style-name="gr13" draw:text-style-name="P5" draw:layer="layout" svg:width="0.502cm" svg:height="0.503cm" svg:x="10.048cm" svg:y="15.293cm">
            <text:p/>
          </draw:rect>
          <draw:polygon draw:style-name="gr14" draw:text-style-name="P4" draw:layer="layout" svg:width="0.198cm" svg:height="0.699cm" svg:x="10.549cm" svg:y="15.091cm" svg:viewBox="0 0 199 700" draw:points="0,700 199,499 199,0 0,199">
            <text:p/>
          </draw:polygon>
          <draw:rect draw:style-name="gr15" draw:text-style-name="P5" draw:layer="layout" svg:width="0.5cm" svg:height="0.503cm" svg:x="10.549cm" svg:y="15.293cm">
            <text:p/>
          </draw:rect>
          <draw:polygon draw:style-name="gr16" draw:text-style-name="P3" draw:layer="layout" svg:width="0.699cm" svg:height="0.198cm" svg:x="10.549cm" svg:y="15.091cm" svg:viewBox="0 0 700 199" draw:points="0,199 199,0 700,0 499,199">
            <text:p/>
          </draw:polygon>
          <draw:polygon draw:style-name="gr17" draw:text-style-name="P4" draw:layer="layout" svg:width="0.2cm" svg:height="0.699cm" svg:x="11.048cm" svg:y="15.091cm" svg:viewBox="0 0 201 700" draw:points="0,700 201,499 201,0 0,199">
            <text:p/>
          </draw:polygon>
          <draw:rect draw:style-name="gr18" draw:text-style-name="P2" draw:layer="layout" svg:width="0.502cm" svg:height="0.503cm" svg:x="11.048cm" svg:y="15.293cm">
            <text:p/>
          </draw:rect>
          <draw:polygon draw:style-name="gr19" draw:text-style-name="P4" draw:layer="layout" svg:width="0.198cm" svg:height="0.699cm" svg:x="11.549cm" svg:y="15.091cm" svg:viewBox="0 0 199 700" draw:points="0,700 199,499 199,0 0,199">
            <text:p/>
          </draw:polygon>
          <draw:rect draw:style-name="gr20" draw:text-style-name="P2" draw:layer="layout" svg:width="0.5cm" svg:height="0.505cm" svg:x="10.549cm" svg:y="14.293cm">
            <text:p/>
          </draw:rect>
          <draw:rect draw:style-name="gr21" draw:text-style-name="P2" draw:layer="layout" svg:width="0.502cm" svg:height="0.503cm" svg:x="11.048cm" svg:y="14.794cm">
            <text:p/>
          </draw:rect>
          <draw:polygon draw:style-name="gr22" draw:text-style-name="P2" draw:layer="layout" svg:width="0.2cm" svg:height="0.699cm" svg:x="10.847cm" svg:y="15.292cm" svg:viewBox="0 0 201 700" draw:points="0,700 201,501 201,0 0,201">
            <text:p/>
          </draw:polygon>
          <draw:rect draw:style-name="gr23" draw:text-style-name="P5" draw:layer="layout" svg:width="0.502cm" svg:height="0.503cm" svg:x="10.348cm" svg:y="15.494cm">
            <text:p/>
          </draw:rect>
          <draw:polygon draw:style-name="gr24" draw:text-style-name="P3" draw:layer="layout" svg:width="0.699cm" svg:height="0.2cm" svg:x="10.348cm" svg:y="15.292cm" svg:viewBox="0 0 700 201" draw:points="0,201 201,0 700,0 501,201">
            <text:p/>
          </draw:polygon>
          <draw:polygon draw:style-name="gr25" draw:text-style-name="P1" draw:layer="layout" svg:width="0.198cm" svg:height="0.69cm" svg:x="10.849cm" svg:y="15.3cm" svg:viewBox="0 0 199 691" draw:points="0,203 199,0 199,495 0,691 0,681">
            <text:p/>
          </draw:polygon>
          <draw:rect draw:style-name="gr26" draw:text-style-name="P5" draw:layer="layout" svg:width="0.502cm" svg:height="0.503cm" svg:x="10.348cm" svg:y="15.494cm">
            <text:p/>
          </draw:rect>
          <draw:rect draw:style-name="gr27" draw:text-style-name="P2" draw:layer="layout" svg:width="0.502cm" svg:height="0.503cm" svg:x="10.348cm" svg:y="15.494cm">
            <text:p/>
          </draw:rect>
          <draw:rect draw:style-name="gr28" draw:text-style-name="P5" draw:layer="layout" svg:width="0.5cm" svg:height="0.503cm" svg:x="9.849cm" svg:y="15.494cm">
            <text:p/>
          </draw:rect>
          <draw:polygon draw:style-name="gr29" draw:text-style-name="P3" draw:layer="layout" svg:width="0.699cm" svg:height="0.2cm" svg:x="9.849cm" svg:y="15.292cm" svg:viewBox="0 0 700 201" draw:points="0,201 199,0 700,0 499,201">
            <text:p/>
          </draw:polygon>
          <draw:rect draw:style-name="gr30" draw:text-style-name="P2" draw:layer="layout" svg:width="0.5cm" svg:height="0.503cm" svg:x="9.849cm" svg:y="15.494cm">
            <text:p/>
          </draw:rect>
          <draw:rect draw:style-name="gr31" draw:text-style-name="P6" draw:layer="layout" svg:width="0.5cm" svg:height="0.503cm" svg:x="9.849cm" svg:y="15.494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481" draw:display-name="Dashed (var) 2481" draw:style="rect" draw:dots1="1" draw:dots1-length="0.003cm" draw:dots2="1" draw:dots2-length="0.003cm" draw:distance="0.003cm"/>
    <draw:stroke-dash draw:name="Dashed_20__28_var_29__20_2482" draw:display-name="Dashed (var) 2482" draw:style="rect" draw:dots1="1" draw:dots1-length="0.003cm" draw:dots2="1" draw:dots2-length="0.003cm" draw:distance="0.003cm"/>
    <draw:stroke-dash draw:name="Dashed_20__28_var_29__20_2483" draw:display-name="Dashed (var) 2483" draw:style="rect" draw:dots1="1" draw:dots1-length="0.003cm" draw:dots2="1" draw:dots2-length="0.003cm" draw:distance="0.003cm"/>
    <draw:stroke-dash draw:name="Dashed_20__28_var_29__20_2484" draw:display-name="Dashed (var) 2484" draw:style="rect" draw:dots1="1" draw:dots1-length="0.003cm" draw:dots2="1" draw:dots2-length="0.003cm" draw:distance="0.003cm"/>
    <draw:stroke-dash draw:name="Dashed_20__28_var_29__20_2485" draw:display-name="Dashed (var) 2485" draw:style="rect" draw:dots1="1" draw:dots1-length="0.003cm" draw:dots2="1" draw:dots2-length="0.003cm" draw:distance="0.003cm"/>
    <draw:stroke-dash draw:name="Dashed_20__28_var_29__20_2486" draw:display-name="Dashed (var) 2486" draw:style="rect" draw:dots1="1" draw:dots1-length="0.003cm" draw:dots2="1" draw:dots2-length="0.003cm" draw:distance="0.003cm"/>
    <draw:stroke-dash draw:name="Dashed_20__28_var_29__20_2487" draw:display-name="Dashed (var) 2487" draw:style="rect" draw:dots1="1" draw:dots1-length="0.003cm" draw:dots2="1" draw:dots2-length="0.003cm" draw:distance="0.003cm"/>
    <draw:stroke-dash draw:name="Dashed_20__28_var_29__20_2488" draw:display-name="Dashed (var) 2488" draw:style="rect" draw:dots1="1" draw:dots1-length="0.003cm" draw:dots2="1" draw:dots2-length="0.003cm" draw:distance="0.003cm"/>
    <draw:stroke-dash draw:name="Dashed_20__28_var_29__20_2489" draw:display-name="Dashed (var) 248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03cm" draw:dots2="1" draw:dots2-length="0.003cm" draw:distance="0.003cm"/>
    <draw:stroke-dash draw:name="Dashed_20__28_var_29__20_2491" draw:display-name="Dashed (var) 2491" draw:style="rect" draw:dots1="1" draw:dots1-length="0.003cm" draw:dots2="1" draw:dots2-length="0.003cm" draw:distance="0.003cm"/>
    <draw:stroke-dash draw:name="Dashed_20__28_var_29__20_2492" draw:display-name="Dashed (var) 2492" draw:style="rect" draw:dots1="1" draw:dots1-length="0.003cm" draw:dots2="1" draw:dots2-length="0.003cm" draw:distance="0.003cm"/>
    <draw:stroke-dash draw:name="Dashed_20__28_var_29__20_2493" draw:display-name="Dashed (var) 2493" draw:style="rect" draw:dots1="1" draw:dots1-length="0.003cm" draw:dots2="1" draw:dots2-length="0.003cm" draw:distance="0.003cm"/>
    <draw:stroke-dash draw:name="Dashed_20__28_var_29__20_2494" draw:display-name="Dashed (var) 2494" draw:style="rect" draw:dots1="1" draw:dots1-length="0.003cm" draw:dots2="1" draw:dots2-length="0.003cm" draw:distance="0.003cm"/>
    <draw:stroke-dash draw:name="Dashed_20__28_var_29__20_2495" draw:display-name="Dashed (var) 2495" draw:style="rect" draw:dots1="1" draw:dots1-length="0.003cm" draw:dots2="1" draw:dots2-length="0.003cm" draw:distance="0.003cm"/>
    <draw:stroke-dash draw:name="Dashed_20__28_var_29__20_2496" draw:display-name="Dashed (var) 2496" draw:style="rect" draw:dots1="1" draw:dots1-length="0.003cm" draw:dots2="1" draw:dots2-length="0.003cm" draw:distance="0.003cm"/>
    <draw:stroke-dash draw:name="Dashed_20__28_var_29__20_2497" draw:display-name="Dashed (var) 2497" draw:style="rect" draw:dots1="1" draw:dots1-length="0.003cm" draw:dots2="1" draw:dots2-length="0.003cm" draw:distance="0.003cm"/>
    <draw:stroke-dash draw:name="Dashed_20__28_var_29__20_2498" draw:display-name="Dashed (var) 2498" draw:style="rect" draw:dots1="1" draw:dots1-length="0.003cm" draw:dots2="1" draw:dots2-length="0.003cm" draw:distance="0.003cm"/>
    <draw:stroke-dash draw:name="Dashed_20__28_var_29__20_2499" draw:display-name="Dashed (var) 2499" draw:style="rect" draw:dots1="1" draw:dots1-length="0.003cm" draw:dots2="1" draw:dots2-length="0.003cm" draw:distance="0.003cm"/>
    <draw:stroke-dash draw:name="Dashed_20__28_var_29__20_2500" draw:display-name="Dashed (var) 2500" draw:style="rect" draw:dots1="1" draw:dots1-length="0.003cm" draw:dots2="1" draw:dots2-length="0.003cm" draw:distance="0.003cm"/>
    <draw:stroke-dash draw:name="Dashed_20__28_var_29__20_2501" draw:display-name="Dashed (var) 2501" draw:style="rect" draw:dots1="1" draw:dots1-length="0.003cm" draw:dots2="1" draw:dots2-length="0.003cm" draw:distance="0.003cm"/>
    <draw:stroke-dash draw:name="Dashed_20__28_var_29__20_2502" draw:display-name="Dashed (var) 2502" draw:style="rect" draw:dots1="1" draw:dots1-length="0.003cm" draw:dots2="1" draw:dots2-length="0.003cm" draw:distance="0.003cm"/>
    <draw:stroke-dash draw:name="Dashed_20__28_var_29__20_2503" draw:display-name="Dashed (var) 2503" draw:style="rect" draw:dots1="1" draw:dots1-length="0.003cm" draw:dots2="1" draw:dots2-length="0.003cm" draw:distance="0.003cm"/>
    <draw:stroke-dash draw:name="Dashed_20__28_var_29__20_2504" draw:display-name="Dashed (var) 2504" draw:style="rect" draw:dots1="1" draw:dots1-length="0.003cm" draw:dots2="1" draw:dots2-length="0.003cm" draw:distance="0.003cm"/>
    <draw:stroke-dash draw:name="Dashed_20__28_var_29__20_2505" draw:display-name="Dashed (var) 2505" draw:style="rect" draw:dots1="1" draw:dots1-length="0.003cm" draw:dots2="1" draw:dots2-length="0.003cm" draw:distance="0.003cm"/>
    <draw:stroke-dash draw:name="Dashed_20__28_var_29__20_2506" draw:display-name="Dashed (var) 2506" draw:style="rect" draw:dots1="1" draw:dots1-length="0.003cm" draw:dots2="1" draw:dots2-length="0.003cm" draw:distance="0.003cm"/>
    <draw:stroke-dash draw:name="Dashed_20__28_var_29__20_2507" draw:display-name="Dashed (var) 2507" draw:style="rect" draw:dots1="1" draw:dots1-length="0.003cm" draw:dots2="1" draw:dots2-length="0.003cm" draw:distance="0.003cm"/>
    <draw:stroke-dash draw:name="Dashed_20__28_var_29__20_2508" draw:display-name="Dashed (var) 2508" draw:style="rect" draw:dots1="1" draw:dots1-length="0.003cm" draw:dots2="1" draw:dots2-length="0.003cm" draw:distance="0.003cm"/>
    <draw:stroke-dash draw:name="Dashed_20__28_var_29__20_2509" draw:display-name="Dashed (var) 2509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3:36:21.751653585</meta:creation-date>
    <dc:date>2018-05-18T13:36:34.569083665</dc:date>
    <meta:editing-duration>PT13S</meta:editing-duration>
    <meta:editing-cycles>1</meta:editing-cycles>
    <meta:document-statistic meta:object-count="33"/>
    <meta:generator>LibreOffice/6.0.0.3$MacOSX_X86_64 LibreOffice_project/64a0f66915f38c6217de274f0aa8e15618924765</meta:generator>
  </office:meta>
</office:document-meta>
</file>